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officeooo:rsid="001f63fb" officeooo:paragraph-rsid="001f63fb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paragraph-rsid="001f63fb" style:font-size-asian="12pt" style:font-size-complex="12pt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2pt" officeooo:paragraph-rsid="001e515f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e515f" officeooo:paragraph-rsid="001e515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e515f" officeooo:paragraph-rsid="001f63f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ec9c4" officeooo:paragraph-rsid="001f63f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f63fb" officeooo:paragraph-rsid="001f63f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1e515f" officeooo:paragraph-rsid="001e515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rsid="001e515f" officeooo:paragraph-rsid="001f63fb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rsid="001f63fb" officeooo:paragraph-rsid="001f63fb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weight="normal" officeooo:rsid="001ec9c4" officeooo:paragraph-rsid="001e515f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219c03" officeooo:paragraph-rsid="00219c03"/>
    </style:style>
    <style:style style:name="P14" style:family="paragraph" style:parent-style-name="Standard">
      <style:paragraph-properties fo:text-align="justify" style:justify-single-word="false"/>
      <style:text-properties officeooo:rsid="00219c03" officeooo:paragraph-rsid="00219c03"/>
    </style:style>
    <style:style style:name="P15" style:family="paragraph" style:parent-style-name="Standard">
      <style:paragraph-properties fo:text-align="justify" style:justify-single-word="false"/>
      <style:text-properties officeooo:rsid="00219c03" officeooo:paragraph-rsid="00236eac"/>
    </style:style>
    <style:style style:name="P16" style:family="paragraph" style:parent-style-name="Standard">
      <style:paragraph-properties fo:text-align="justify" style:justify-single-word="false"/>
      <style:text-properties officeooo:rsid="00219c03" officeooo:paragraph-rsid="00265402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236eac" officeooo:paragraph-rsid="00236eac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236eac" officeooo:paragraph-rsid="00265402"/>
    </style:style>
    <style:style style:name="P19" style:family="paragraph" style:parent-style-name="Standard">
      <style:paragraph-properties fo:text-align="justify" style:justify-single-word="false"/>
      <style:text-properties officeooo:rsid="00236eac" officeooo:paragraph-rsid="00236eac"/>
    </style:style>
    <style:style style:name="P20" style:family="paragraph" style:parent-style-name="Standard">
      <style:paragraph-properties fo:text-align="justify" style:justify-single-word="false"/>
      <style:text-properties officeooo:rsid="00236eac" officeooo:paragraph-rsid="00265402"/>
    </style:style>
    <style:style style:name="P21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justify" style:justify-single-word="false"/>
      <style:text-properties officeooo:paragraph-rsid="00236eac"/>
    </style:style>
    <style:style style:name="P24" style:family="paragraph" style:parent-style-name="Standard">
      <style:paragraph-properties fo:text-align="justify" style:justify-single-word="false"/>
      <style:text-properties officeooo:paragraph-rsid="00265402"/>
    </style:style>
    <style:style style:name="P25" style:family="paragraph" style:parent-style-name="Standard" style:list-style-name="L3">
      <style:paragraph-properties fo:text-align="justify" style:justify-single-word="false"/>
      <style:text-properties officeooo:paragraph-rsid="00265402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2pt" officeooo:rsid="00236eac" officeooo:paragraph-rsid="00236eac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2pt" officeooo:rsid="00236eac" officeooo:paragraph-rsid="00265402" style:font-size-asian="12pt" style:font-size-complex="12pt"/>
    </style:style>
    <style:style style:name="P28" style:family="paragraph" style:parent-style-name="Standard" style:list-style-name="L1">
      <style:paragraph-properties fo:text-align="justify" style:justify-single-word="false"/>
      <style:text-properties officeooo:rsid="0024bbaf" officeooo:paragraph-rsid="00219c03"/>
    </style:style>
    <style:style style:name="T1" style:family="text">
      <style:text-properties fo:font-weight="normal" officeooo:rsid="001e515f" style:font-weight-asian="normal" style:font-weight-complex="normal"/>
    </style:style>
    <style:style style:name="T2" style:family="text">
      <style:text-properties fo:font-weight="normal" officeooo:rsid="001ec9c4" style:font-weight-asian="normal" style:font-weight-complex="normal"/>
    </style:style>
    <style:style style:name="T3" style:family="text">
      <style:text-properties fo:font-weight="normal" officeooo:rsid="001f63fb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515f" style:font-weight-asian="bold" style:font-weight-complex="bold"/>
    </style:style>
    <style:style style:name="T6" style:family="text">
      <style:text-properties fo:font-weight="bold" officeooo:rsid="001f63fb" style:font-weight-asian="bold" style:font-weight-complex="bold"/>
    </style:style>
    <style:style style:name="T7" style:family="text">
      <style:text-properties officeooo:rsid="00236eac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4bbaf" style:font-size-asian="12pt" style:font-size-complex="12pt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4bbaf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24bbaf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loext:opacity="100%" style:font-name="Liberation Serif" fo:font-size="10.5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Liberation Serif" fo:font-size="10.5pt" fo:letter-spacing="normal" fo:font-style="normal" fo:font-weight="normal" officeooo:rsid="0024bbaf"/>
    </style:style>
    <style:style style:name="T16" style:family="text">
      <style:text-properties fo:font-variant="normal" fo:text-transform="none" fo:color="#000000" loext:opacity="100%" style:font-name="Liberation Serif" fo:font-size="10.5pt" fo:letter-spacing="normal" fo:font-style="normal" fo:font-weight="bold" officeooo:rsid="0024bbaf" style:font-weight-asian="bold" style:font-weight-complex="bold"/>
    </style:style>
    <style:style style:name="T17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18" style:family="text">
      <style:text-properties fo:font-variant="normal" fo:text-transform="none" fo:color="#000000" loext:opacity="100%" style:font-name="Liberation Serif" fo:letter-spacing="normal" fo:font-style="normal" fo:font-weight="normal" officeooo:rsid="0024bbaf"/>
    </style:style>
    <style:style style:name="T19" style:family="text">
      <style:text-properties fo:font-variant="normal" fo:text-transform="none" fo:color="#000000" loext:opacity="100%" style:font-name="Liberation Serif" fo:letter-spacing="normal" fo:font-style="normal" fo:font-weight="bold" officeooo:rsid="0024bbaf" style:font-weight-asian="bold" style:font-weight-complex="bold"/>
    </style:style>
    <style:style style:name="T20" style:family="text">
      <style:text-properties fo:font-variant="normal" fo:text-transform="none" fo:color="#000000" loext:opacity="100%" style:font-name="sans-serif" fo:font-size="10.5pt" fo:letter-spacing="normal" fo:font-style="normal" fo:font-weight="normal"/>
    </style:style>
    <style:style style:name="T21" style:family="text">
      <style:text-properties fo:font-variant="normal" fo:text-transform="none" fo:color="#000000" loext:opacity="100%" style:font-name="sans-serif" fo:font-size="10.5pt" fo:letter-spacing="normal" fo:font-style="normal" fo:font-weight="normal" officeooo:rsid="0024bbaf"/>
    </style:style>
    <style:style style:name="T22" style:family="text">
      <style:text-properties fo:font-variant="normal" fo:text-transform="none" fo:color="#000000" loext:opacity="100%" style:font-name="sans-serif" fo:font-size="10.5pt" fo:letter-spacing="normal" fo:font-style="normal" style:text-underline-style="solid" style:text-underline-width="auto" style:text-underline-color="font-color" fo:font-weight="normal"/>
    </style:style>
    <style:style style:name="T23" style:family="text">
      <style:text-properties fo:font-variant="normal" fo:text-transform="none" fo:color="#000000" loext:opacity="100%" style:font-name="sans-serif" fo:font-size="10.5pt" fo:letter-spacing="normal" fo:font-style="normal" style:text-underline-style="none" fo:font-weight="normal"/>
    </style:style>
    <style:style style:name="T24" style:family="text">
      <style:text-properties fo:font-variant="normal" fo:text-transform="none" fo:color="#000000" loext:opacity="100%" style:font-name="sans-serif" fo:font-size="10.5pt" fo:letter-spacing="normal" fo:font-style="normal" style:text-underline-style="none" fo:font-weight="normal" officeooo:rsid="0024bbaf"/>
    </style:style>
    <style:style style:name="T25" style:family="text">
      <style:text-properties fo:font-variant="normal" fo:text-transform="none" fo:color="#000000" loext:opacity="100%" style:font-name="sans-serif" fo:font-size="10.5pt" fo:letter-spacing="normal" fo:font-style="normal" fo:font-weight="bold" officeooo:rsid="0024bbaf" style:font-weight-asian="bold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sans-serif" fo:font-size="10.5pt" fo:letter-spacing="normal" fo:font-style="normal" style:text-underline-style="solid" style:text-underline-width="auto" style:text-underline-color="font-color" fo:font-weight="normal" style:text-blinking="false" fo:background-color="#ffffff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29" style:family="text">
      <style:text-properties fo:font-variant="normal" fo:text-transform="none" fo:color="#000000" loext:opacity="100%" style:text-line-through-style="none" style:text-line-through-type="none" fo:font-size="10.5pt" fo:letter-spacing="normal" fo:font-style="normal" style:text-underline-style="none" fo:font-weight="normal" style:text-blinking="false" fo:background-color="#ffffff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Liberation Serif" fo:font-size="10.5pt" fo:letter-spacing="normal" fo:font-style="normal" style:text-underline-style="none" fo:font-weight="normal" style:text-blinking="false" fo:background-color="#ffffff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Liberation Serif" fo:letter-spacing="normal" fo:font-style="normal" style:text-underline-style="none" fo:font-weight="normal" style:text-blinking="false" fo:background-color="#ffffff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33" style:family="text">
      <style:text-properties fo:font-variant="normal" fo:text-transform="none" fo:color="#000000" loext:opacity="100%" fo:letter-spacing="normal"/>
    </style:style>
    <style:style style:name="T34" style:family="text">
      <style:text-properties fo:font-variant="normal" fo:text-transform="none" fo:color="#000000" loext:opacity="100%" fo:font-size="10.5pt" fo:letter-spacing="normal" fo:font-style="normal" fo:font-weight="normal"/>
    </style:style>
    <style:style style:name="T35" style:family="text">
      <style:text-properties fo:font-variant="normal" fo:text-transform="none" fo:color="#000000" loext:opacity="100%" fo:font-size="10.5pt" fo:letter-spacing="normal" fo:font-style="normal" fo:font-weight="normal" officeooo:rsid="0024bbaf"/>
    </style:style>
    <style:style style:name="T36" style:family="text">
      <style:text-properties fo:font-variant="normal" fo:text-transform="none" fo:color="#000000" loext:opacity="100%" fo:font-size="10.5pt" fo:letter-spacing="normal" fo:font-style="normal" fo:font-weight="bold" officeooo:rsid="0024bbaf" style:font-weight-asian="bold" style:font-weight-complex="bold"/>
    </style:style>
    <style:style style:name="T37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38" style:family="text">
      <style:text-properties fo:font-variant="normal" fo:text-transform="none" fo:color="#202122" loext:opacity="100%" fo:letter-spacing="normal"/>
    </style:style>
    <style:style style:name="T39" style:family="text">
      <style:text-properties fo:font-variant="normal" fo:text-transform="none" fo:color="#3366cc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40" style:family="text">
      <style:text-properties fo:font-variant="normal" fo:text-transform="none" fo:color="#3366cc" loext:opacity="100%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41" style:family="text">
      <style:text-properties officeooo:rsid="0024bbaf"/>
    </style:style>
    <style:style style:name="T42" style:family="text">
      <style:text-properties style:font-name="Liberation Serif" officeooo:rsid="00236eac"/>
    </style:style>
    <style:style style:name="T43" style:family="text">
      <style:text-properties style:font-name="Liberation Serif" fo:font-size="12pt" officeooo:rsid="00236eac" style:font-size-asian="12pt" style:font-size-complex="12pt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Programming Fundamentals -</text:p>
      <text:p text:style-name="P22">Assignment 2</text:p>
      <text:p text:style-name="P21"/>
      <text:p text:style-name="P1"/>
      <text:list xml:id="list24051282" text:style-name="L1">
        <text:list-item>
          <text:p text:style-name="P4"><text:span text:style-name="T5">Statically typed language</text:span><text:span text:style-name="T1"> : In this type languages, the type </text:span><text:span text:style-name="T2">of a variable or expression is </text:span><text:span text:style-name="T1">checked at compile time.</text:span></text:p>
        </text:list-item>
      </text:list>
      <text:p text:style-name="P5"/>
      <text:p text:style-name="P3"><text:span text:style-name="T1"><text:tab/></text:span><text:span text:style-name="T5">Dynamically typed language</text:span><text:span text:style-name="T1">: In this type languages, the type </text:span><text:span text:style-name="T2">of a variable or <text:tab/>expression is <text:tab/></text:span><text:span text:style-name="T1">checked at </text:span><text:span text:style-name="T2">run </text:span><text:span text:style-name="T1">time.</text:span></text:p>
      <text:p text:style-name="P6"/>
      <text:p text:style-name="P3"><text:span text:style-name="T1"><text:tab/></text:span><text:span text:style-name="T5">Strongly typed languages</text:span><text:span text:style-name="T1">: </text:span><text:span text:style-name="T2">This type of languages </text:span><text:span text:style-name="T3">strictly </text:span><text:span text:style-name="T2">considered about the <text:tab/>type </text:span><text:span text:style-name="T3">when <text:tab/>creating variables and objects.</text:span></text:p>
      <text:p text:style-name="P7"/>
      <text:p text:style-name="P3"><text:span text:style-name="T2"><text:tab/></text:span><text:span text:style-name="T6">Loosely typed languages: </text:span><text:span text:style-name="T2">This type of languages </text:span><text:span text:style-name="T3">are not </text:span><text:span text:style-name="T2">considered about the <text:tab/>type </text:span><text:span text:style-name="T3">when <text:tab/>creating variables and objects.</text:span></text:p>
      <text:p text:style-name="P8"/>
      <text:p text:style-name="P2"><text:span text:style-name="T1"><text:tab/></text:span><text:span text:style-name="T5">Java </text:span><text:span text:style-name="T1">would fall into all statically typed, dynamically typed and strongly type <text:tab/>languages. </text:span></text:p>
      <text:p text:style-name="P9"/>
      <text:p text:style-name="P9"/>
      <text:list xml:id="list2246916202007" text:continue-numbering="true" text:style-name="L1">
        <text:list-item>
          <text:p text:style-name="P13"><text:span text:style-name="T4">Case sensitive</text:span> <text:span text:style-name="T7">means if the programming language needs to match two strings they can be equal when both strings have same characters respectively. As an example there are two variables called x and y.</text:span></text:p>
        </text:list-item>
      </text:list>
      <text:p text:style-name="P14"/>
      <text:p text:style-name="P16"><text:tab/><text:span text:style-name="T7">String x = “ my name”;</text:span></text:p>
      <text:list xml:id="list2247560446149" text:continue-numbering="true" text:style-name="L1">
        <text:list-header>
          <text:p text:style-name="P18">String y = “ my Name” ;</text:p>
          <text:p text:style-name="P18"/>
        </text:list-header>
      </text:list>
      <text:p text:style-name="P20"><text:tab/>if the programming language is case sensitive above variables are not equal. And if the<text:tab/>opposite of this happens in a programming language it is <text:span text:style-name="T4">case insensitive</text:span>. Because case <text:tab/><text:span text:style-name="T41">in</text:span>sensitive means <text:s/>it ignores the case (lowercase/ uppercase). When considering above example <text:tab/>when it is case insensitive both x and y are equal.</text:p>
      <text:p text:style-name="P27"/>
      <text:p text:style-name="P24"><text:span text:style-name="T43"><text:tab/></text:span><text:span text:style-name="T8">Some <text:s/>programming languages have varying case sensitivity; in </text:span><text:a xlink:type="simple" xlink:href="https://en.wikipedia.org/wiki/PHP" text:style-name="Internet_20_link" text:visited-style-name="Visited_20_Internet_20_Link"><text:span text:style-name="T32">PHP</text:span></text:a><text:span text:style-name="T8">, for example, <text:tab/>variable names are case-sensitive but function names are not case-sensitive. </text:span><text:span text:style-name="T9">This is <text:tab/>called <text:tab/></text:span><text:span text:style-name="T13">case sensitive-insensitive</text:span></text:p>
      <text:p text:style-name="P24"><text:span text:style-name="T13"/></text:p>
      <text:list xml:id="list3652744311" text:style-name="L3">
        <text:list-item>
          <text:p text:style-name="P25"><text:span text:style-name="T13">java </text:span><text:span text:style-name="T11">is case-sensitive (for identifiers)</text:span></text:p>
        </text:list-item>
      </text:list>
      <text:p text:style-name="P14"/>
      <text:p text:style-name="P14"/>
      <text:p text:style-name="P14"/>
      <text:p text:style-name="P14"/>
      <text:p text:style-name="P14"/>
      <text:list xml:id="list2248044538584" text:continue-list="list2247560446149" text:style-name="L1">
        <text:list-item>
          <text:p text:style-name="P13"/>
          <text:p text:style-name="P13"/>
          <text:p text:style-name="P28"><text:span text:style-name="T10"/></text:p>
        </text:list-item>
      </text:list>
      <text:p text:style-name="P14"/>
      <text:p text:style-name="P15"><text:tab/></text:p>
      <text:p text:style-name="P10"><text:tab/></text:p>
      <text:p text:style-name="P10"><text:soft-page-break/><text:tab/></text:p>
      <text:p text:style-name="P11"/>
      <text:p text:style-name="P12"><text:tab/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19:56:13.490240274</meta:creation-date>
    <meta:generator>LibreOffice/7.3.7.2$Linux_X86_64 LibreOffice_project/30$Build-2</meta:generator>
    <dc:date>2023-07-31T00:22:46.004522599</dc:date>
    <meta:editing-duration>PT58M2S</meta:editing-duration>
    <meta:editing-cycles>5</meta:editing-cycles>
    <meta:document-statistic meta:table-count="0" meta:image-count="0" meta:object-count="0" meta:page-count="2" meta:paragraph-count="18" meta:word-count="226" meta:character-count="1428" meta:non-whitespace-character-count="1193"/>
  </office:meta>
</office:document-meta>
</file>